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3ad00"/>
    </style:style>
    <style:style style:name="P8" style:family="paragraph" style:parent-style-name="Standard">
      <style:text-properties officeooo:rsid="00063182" officeooo:paragraph-rsid="00171ab4"/>
    </style:style>
    <style:style style:name="P9" style:family="paragraph" style:parent-style-name="Standard">
      <style:text-properties officeooo:rsid="000d307a" officeooo:paragraph-rsid="000d307a"/>
    </style:style>
    <style:style style:name="P10" style:family="paragraph" style:parent-style-name="Standard">
      <style:text-properties officeooo:rsid="000d307a" officeooo:paragraph-rsid="00171ab4"/>
    </style:style>
    <style:style style:name="P11" style:family="paragraph" style:parent-style-name="Standard">
      <style:text-properties style:text-underline-style="solid" style:text-underline-width="auto" style:text-underline-color="font-color" officeooo:rsid="00063182" officeooo:paragraph-rsid="00063182"/>
    </style:style>
    <style:style style:name="P12"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3"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4"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5"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6"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7"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18"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19"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0" style:family="paragraph" style:parent-style-name="Standard">
      <style:text-properties officeooo:rsid="000dffdc" officeooo:paragraph-rsid="000dffdc"/>
    </style:style>
    <style:style style:name="P21" style:family="paragraph" style:parent-style-name="Standard">
      <style:text-properties officeooo:rsid="000f53db" officeooo:paragraph-rsid="000f53db"/>
    </style:style>
    <style:style style:name="P22" style:family="paragraph" style:parent-style-name="Standard">
      <style:text-properties officeooo:rsid="000f53db" officeooo:paragraph-rsid="00171ab4"/>
    </style:style>
    <style:style style:name="P23" style:family="paragraph" style:parent-style-name="Standard">
      <style:text-properties officeooo:rsid="000fe824" officeooo:paragraph-rsid="000fe824"/>
    </style:style>
    <style:style style:name="P24" style:family="paragraph" style:parent-style-name="Standard">
      <style:text-properties officeooo:paragraph-rsid="000fe824"/>
    </style:style>
    <style:style style:name="P25" style:family="paragraph" style:parent-style-name="Standard">
      <style:text-properties officeooo:rsid="0013ad00" officeooo:paragraph-rsid="0013ad00"/>
    </style:style>
    <style:style style:name="P26" style:family="paragraph" style:parent-style-name="Standard">
      <style:text-properties officeooo:rsid="00171ab4" officeooo:paragraph-rsid="00171ab4"/>
    </style:style>
    <style:style style:name="P27" style:family="paragraph" style:parent-style-name="Standard">
      <style:text-properties officeooo:rsid="00063182" officeooo:paragraph-rsid="00189ab7"/>
    </style:style>
    <style:style style:name="P28" style:family="paragraph" style:parent-style-name="Standard">
      <style:text-properties officeooo:rsid="00171ab4" officeooo:paragraph-rsid="00189ab7"/>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ulti-Word-Int</text:p>
      <text:p text:style-name="P12"/>
      <text:p text:style-name="P5">Multi-Word-Int is a large integer library for the Free Pascal compiler.</text:p>
      <text:p text:style-name="P8">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3"><text:span text:style-name="T9">Large </text:span><text:span text:style-name="T8">Integer Types</text:span></text:p>
      <text:p text:style-name="P13"/>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27">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27"><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26">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28"><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8">The larger the size <text:span text:style-name="T19">of </text:span><text:span text:style-name="T16">M</text:span>ulti_Int_XV <text:span text:style-name="T19">variables</text:span>, the slower the calculations become.</text:p>
      <text:p text:style-name="P8">The <text:span text:style-name="T19">fixed-size </text:span>types Multi_Int_X2, Multi_Int_X3 and Multi_Int_X4 are provided for maximum speed<text:span text:style-name="T7">, t</text:span>he Multi_Int_XV type is provided for maximum flexibility. </text:p>
      <text:p text:style-name="P16"/>
      <text:p text:style-name="P16">Operators</text:p>
      <text:p text:style-name="P1"/>
      <text:p text:style-name="P1">The following arithmetical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xor :<text:tab/></text:span>exclusive-or</text:p>
      <text:p text:style-name="P1"><text:soft-page-break/><text:span text:style-name="T7">mod :<text:tab/></text:span>modulo</text:p>
      <text:p text:style-name="P1"><text:span text:style-name="T7">** : <text:tab/></text:span>power</text:p>
      <text:p text:style-name="P1"><text:span text:style-name="T7">abs :<text:tab/></text:span>absolute <text:span text:style-name="T7">value</text:span></text:p>
      <text:p text:style-name="P1"/>
      <text:p text:style-name="P1">The standard comparison/logical operators are provided:</text:p>
      <text:p text:style-name="P4"><text:s text:c="2"/>= <text:s/><text:span text:style-name="T7">equals</text:span></text:p>
      <text:p text:style-name="P4"><text:s/>&lt;&gt; <text:s/><text:span text:style-name="T7">not-equals</text:span></text:p>
      <text:p text:style-name="P4"><text:s/>&gt; <text:span text:style-name="T7">greater-than</text:span></text:p>
      <text:p text:style-name="P4"><text:s/>&gt;= <text:span text:style-name="T7">greater-than-or-equal-to</text:span></text:p>
      <text:p text:style-name="P4"><text:s/>&lt; <text:span text:style-name="T7">less-than</text:span> </text:p>
      <text:p text:style-name="P4">&lt;= <text:span text:style-name="T7">less-than-or-equal-to</text:span></text:p>
      <text:p text:style-name="P1">These can be used in expressions in the same was as standard built-in integers.</text:p>
      <text:p text:style-name="P15"/>
      <text:p text:style-name="P15">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1"/>
      <text:p text:style-name="P11">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3"/>
      <text:p text:style-name="P23">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3"/>
      <text:p text:style-name="P18">var V:Multi_Int;</text:p>
      <text:p text:style-name="P18">V:=18446744073709551616; <text:s/>// this value is 1 greater than the maximum amount that a uint64 type can contain.</text:p>
      <text:p text:style-name="P19"/>
      <text:p text:style-name="P24">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3"/>
      <text:p text:style-name="P18">var V:Multi_Int;</text:p>
      <text:p text:style-name="P18">V:=’18446744073709551616’; <text:s/>// this value is correctly assigned, with no loss of precision.</text:p>
      <text:p text:style-name="P18"/>
      <text:p text:style-name="P23">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5"/>
      <text:p text:style-name="P15"><text:soft-page-break/>Other operations/functions</text:p>
      <text:p text:style-name="P1"/>
      <text:p text:style-name="P1">The following operations/functions are provided:</text:p>
      <text:p text:style-name="P1">Odd(v)</text:p>
      <text:p text:style-name="P1">Even(v)</text:p>
      <text:p text:style-name="P1">SqRoot(v,result,remainder)</text:p>
      <text:p text:style-name="P1">Abs(v)</text:p>
      <text:p text:style-name="P1">ShiftUp(v, Nbits)<text:tab/><text:tab/><text:span text:style-name="T5">bit shift towards the most significant end</text:span></text:p>
      <text:p text:style-name="P3">ShiftDown(v, Nbits)<text:tab/><text:tab/><text:span text:style-name="T5">bit shift towards the least significant end</text:span></text:p>
      <text:p text:style-name="P3">RotateUp(v, Nbits)<text:tab/><text:tab/><text:span text:style-name="T5">bit rotate towards the most significant end</text:span></text:p>
      <text:p text:style-name="P3">RotateDown(v, Nbits)<text:tab/><text:tab/><text:span text:style-name="T5">bit rotate towards the least significant end</text:span></text:p>
      <text:p text:style-name="P3"/>
      <text:p text:style-name="P8">If the SqRoot (square root) function cannot give an exact result, it rounds down, and gives a remainder. <text:span text:style-name="T19">Note that the ShiftUp and ShiftDown functions do not generate a overflow exceptions, which is different to the behaviour of the equivalent native code operations.</text:span></text:p>
      <text:p text:style-name="P8"><text:span text:style-name="T5">The usefulness of the </text:span>RotateUp <text:span text:style-name="T5">and </text:span>Rotat<text:span text:style-name="T5">eDown procedures is debatable. I created them because I thought I would use them, then did not use them. But it seemed a bit sad to throw away the code.</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5"/>
      <text:p text:style-name="P15">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4"/>
      <text:p text:style-name="P14">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5"/>
      <text:p text:style-name="P15">Technical Notes</text:p>
      <text:p text:style-name="P1"/>
      <text:p text:style-name="P1">The <text:span text:style-name="T19">unit </text:span>code will only compile &amp; work correctly in Delphi mode. The <text:span text:style-name="T7">unit will not work correctly if compiled in ObjFPC </text:span><text:span text:style-name="T17">mode </text:span><text:span text:style-name="T7">with </text:span>"advancedrecords" mode. <text:span text:style-name="T7">However, the calling code does not have to be in Delphi mode.</text:span></text:p>
      <text:p text:style-name="P1"><text:soft-page-break/></text:p>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0"/>
      <text:p text:style-name="P9">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1"/>
      <text:p text:style-name="P22">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2"/>
      <text:p text:style-name="P22"><text:span text:style-name="T19">The define </text:span>{$define extended_inc_operator} causes the code to attempt to overload the two-parameter Inc operator/procedure, which does not work on all versions of the compiler.</text:p>
      <text:p text:style-name="P1"/>
      <text:p text:style-name="P25">The library code defines two big integer types for internal use only:</text:p>
      <text:p text:style-name="P25"><text:span text:style-name="T6">Multi_Int_X</text:span>5<text:span text:style-name="T6"> :<text:tab/>fixed </text:span>5<text:span text:style-name="T6"> word integer</text:span></text:p>
      <text:p text:style-name="P7"><text:soft-page-break/><text:span text:style-name="T16">M</text:span>ulti_Int_X<text:span text:style-name="T17">W</text:span> :<text:tab/><text:span text:style-name="T17">vari</text:span>able multiple word integer <text:span text:style-name="T17">that is one word larger than </text:span><text:span text:style-name="T16">M</text:span>ulti_Int_X<text:span text:style-name="T17">V</text:span></text:p>
      <text:p text:style-name="P25">These types are <text:span text:style-name="T18">requir</text:span>ed by the division routine.</text:p>
      <text:p text:style-name="P25"/>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1">Here is a small Demo Program...</text:p>
      <text:p text:style-name="P17">(*----------------------------*)</text:p>
      <text:p text:style-name="P17">Program hello_multi_int;</text:p>
      <text:p text:style-name="P17">uses Multi_Int;</text:p>
      <text:p text:style-name="P17">type Big_Int= Multi_int_XV;</text:p>
      <text:p text:style-name="P17">var<text:tab/>N,P,R,Q<text:tab/>: Big_Int;</text:p>
      <text:p text:style-name="P17">begin</text:p>
      <text:p text:style-name="P17">// literal numbers &gt; 64bit MAXINT <text:span text:style-name="T19">should</text:span> be specified as strings</text:p>
      <text:p text:style-name="P17">N:= '340282366920938463463374607431768211455'; <text:s/>// equals ((2 ** 128) - 1)</text:p>
      <text:p text:style-name="P17">P:= ((Big_Int(2) ** Big_Int(128)) – 1); // sometimes explicit type casting is necessary</text:p>
      <text:p text:style-name="P17">if ((P - N) &lt;&gt; 0) then writeln('Fail!');</text:p>
      <text:p text:style-name="P17">P:= (N ** 2);</text:p>
      <text:p text:style-name="P17">R:= (P div N);</text:p>
      <text:p text:style-name="P17">if (R &lt;&gt; N) then writeln('Fail!')</text:p>
      <text:p text:style-name="P17">else writeln('R = N = ',R.ToStr);</text:p>
      <text:p text:style-name="P17">sqroot(P,R,Q);</text:p>
      <text:p text:style-name="P17">if (R &lt;&gt; N) or (Q &lt;&gt; 0)</text:p>
      <text:p text:style-name="P17">then writeln('Fail!')</text:p>
      <text:p text:style-name="P17">else writeln('Hex R = N = ',R.ToHex);</text:p>
      <text:p text:style-name="P17">end.</text:p>
      <text:p text:style-name="P17">(*----------------------------*)</text:p>
      <text:p text:style-name="P17"/>
      <text:p text:style-name="P20">Documentation v1.<text:span text:style-name="T22">5</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1-13T10:54:35.745000000</dc:date>
    <meta:editing-duration>PT11H34M8S</meta:editing-duration>
    <meta:editing-cycles>38</meta:editing-cycles>
    <meta:generator>LibreOffice/7.5.5.2$Windows_X86_64 LibreOffice_project/ca8fe7424262805f223b9a2334bc7181abbcbf5e</meta:generator>
    <meta:document-statistic meta:table-count="0" meta:image-count="0" meta:object-count="0" meta:page-count="5" meta:paragraph-count="138" meta:word-count="1697" meta:character-count="11108" meta:non-whitespace-character-count="9493"/>
  </office:meta>
</office:document-meta>
</file>